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e332" officeooo:paragraph-rsid="000ae332"/>
    </style:style>
    <style:style style:name="P2" style:family="paragraph" style:parent-style-name="Standard" style:list-style-name="L1">
      <style:text-properties officeooo:rsid="000ae332" officeooo:paragraph-rsid="000ae332"/>
    </style:style>
    <style:style style:name="P3" style:family="paragraph" style:parent-style-name="Standard" style:list-style-name="L2">
      <style:text-properties officeooo:rsid="000ae332" officeooo:paragraph-rsid="000c2edd"/>
    </style:style>
    <style:style style:name="P4" style:family="paragraph" style:parent-style-name="Standard" style:list-style-name="L2">
      <style:text-properties officeooo:rsid="000c2edd" officeooo:paragraph-rsid="000c2edd"/>
    </style:style>
    <style:style style:name="P5" style:family="paragraph" style:parent-style-name="Standard" style:list-style-name="L2">
      <style:text-properties officeooo:rsid="000d4716" officeooo:paragraph-rsid="000d4716"/>
    </style:style>
    <style:style style:name="T1" style:family="text">
      <style:text-properties officeooo:rsid="000d4716"/>
    </style:style>
    <style:style style:name="T2" style:family="text">
      <style:text-properties officeooo:rsid="000d91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gimnasio “Los Pajaritos” necesita una aplicación para la gestión de sus asociados e instalaciones. De sucesivas entrevistas con el responsable del área de Informática, se ha recopilado la siguiente información:</text:p>
      <text:list xml:id="list4226194040671297979" text:style-name="L1">
        <text:list-item>
          <text:p text:style-name="P2">Hay que registrar los datos de los socios y del material (máquinas, pesas, mancuernas, etc.) con el que cuenta el gimnasio.</text:p>
        </text:list-item>
        <text:list-item>
          <text:p text:style-name="P2">También hay que gestionar las cuotas de los socios.</text:p>
        </text:list-item>
        <text:list-item>
          <text:p text:style-name="P2">Hay dos tarifas: normal (actualmente 30€) y especial (actualmente a 25€). Cada socio lleva asociada una de esas dos tarifas.</text:p>
        </text:list-item>
        <text:list-item>
          <text:p text:style-name="P2">Los socios pagan sus cuotas mensualmente, lo cual les da derecho a usar todas las instalaciones durante ese mes. Cuando un socio no está al corriente del pago, el torno de la entrada no le deja entrar.</text:p>
        </text:list-item>
        <text:list-item>
          <text:p text:style-name="P2">Se desea conservar un histórico de las cuotas pagadas por cada socio.</text:p>
        </text:list-item>
      </text:list>
      <text:p text:style-name="P1"/>
      <text:p text:style-name="P1">Se pide:</text:p>
      <text:list xml:id="list1045422381119552356" text:style-name="L2">
        <text:list-item>
          <text:p text:style-name="P3">Obtener el modelo conceptual de datos del presente supuesto.</text:p>
        </text:list-item>
        <text:list-item>
          <text:p text:style-name="P4">Obtener el modelo lógico de datos correspondiente, en forma de conjunto de tablas relacionales que se <text:span text:style-name="T1">encuentren en tercera forma normal.</text:span></text:p>
        </text:list-item>
        <text:list-item>
          <text:p text:style-name="P5">Construir las tablas eligiendo adecuadamente los nombres de los campos, sus tipos y sus restricciones</text:p>
        </text:list-item>
        <text:list-item>
          <text:p text:style-name="P5">Asignarla tarifa especial a todos los socios que lleven más de un año en el gimnasio.</text:p>
        </text:list-item>
        <text:list-item>
          <text:p text:style-name="P5">Dar de baja a los s<text:span text:style-name="T2">o</text:span>cios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7:28:07.980253351</meta:creation-date>
    <dc:date>2017-02-15T18:45:21.657872809</dc:date>
    <meta:editing-duration>PT46M42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2" meta:word-count="209" meta:character-count="1212" meta:non-whitespace-character-count="1024"/>
  </office:meta>
</office:document-meta>
</file>